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ro1" style:family="table-row">
      <style:table-row-properties style:row-height="50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Board instance N</text:p>
          </table:table-cell>
          <table:table-cell table:style-name="ce1" office:value-type="string" calcext:value-type="string">
            <text:p>MQM in D0</text:p>
          </table:table-cell>
          <table:table-cell table:style-name="ce1" office:value-type="string" calcext:value-type="string">
            <text:p>MQM out</text:p>
          </table:table-cell>
          <table:table-cell table:style-name="ce1" office:value-type="string" calcext:value-type="string">
            <text:p>MQ in pin</text:p>
          </table:table-cell>
          <table:table-cell table:style-name="ce1" office:value-type="string" calcext:value-type="string">
            <text:p>MQ in</text:p>
          </table:table-cell>
          <table:table-cell table:style-name="ce1" office:value-type="string" calcext:value-type="string">
            <text:p>MQ out pin</text:p>
          </table:table-cell>
          <table:table-cell table:style-name="ce1" office:value-type="string" calcext:value-type="string">
            <text:p>MQ out signal</text:p>
          </table:table-cell>
          <table:table-cell table:style-name="ce1" office:value-type="string" calcext:value-type="string">
            <text:p>LOAD</text:p>
            <text:p>MQ out</text:p>
          </table:table-cell>
          <table:table-cell table:style-name="ce1" office:value-type="string" calcext:value-type="string">
            <text:p>SHL</text:p>
            <text:p>MQ out</text:p>
          </table:table-cell>
          <table:table-cell table:style-name="ce1" office:value-type="string" calcext:value-type="string">
            <text:p>SHR</text:p>
            <text:p>MQ out</text:p>
          </table:table-cell>
          <table:table-cell/>
          <table:table-cell table:style-name="ce1" table:number-columns-repeated="101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DX 34</text:p>
          </table:table-cell>
          <table:table-cell table:style-name="ce6" table:formula="of:=COM.MICROSOFT.CONCAT(&quot;MQM &quot;; [.A2] + 0)" office:value-type="string" office:string-value="MQM 0" calcext:value-type="string">
            <text:p>MQM 0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3]" office:value-type="string" office:string-value="MQM 1" calcext:value-type="string">
            <text:p>MQM 1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X 35</text:p>
          </table:table-cell>
          <table:table-cell table:formula="of:=COM.MICROSOFT.CONCAT(&quot;MQM &quot;; [.A3] + 1)" office:value-type="string" office:string-value="MQM 1" calcext:value-type="string">
            <text:p>MQM 1</text:p>
          </table:table-cell>
          <table:table-cell office:value-type="string" calcext:value-type="string">
            <text:p>E13 D0</text:p>
          </table:table-cell>
          <table:table-cell table:formula="of:=[.C2]" office:value-type="string" office:string-value="MQM 0" calcext:value-type="string">
            <text:p>MQM 0</text:p>
          </table:table-cell>
          <table:table-cell office:value-type="string" calcext:value-type="string">
            <text:p>E13 Q0</text:p>
          </table:table-cell>
          <table:table-cell table:formula="of:=COM.MICROSOFT.CONCAT(&quot;MQ &quot;; [.A2] + 0)" office:value-type="string" office:string-value="MQ 0" calcext:value-type="string">
            <text:p>MQ 0</text:p>
          </table:table-cell>
          <table:table-cell table:formula="of:=[.E3]" office:value-type="string" office:string-value="MQM 0" calcext:value-type="string">
            <text:p>MQM 0</text:p>
          </table:table-cell>
          <table:table-cell table:formula="of:=[.E2]" office:value-type="string" office:string-value="MQM 1" calcext:value-type="string">
            <text:p>MQM 1</text:p>
          </table:table-cell>
          <table:table-cell table:style-name="ce9" table:formula="of:=[.E4]" office:value-type="string" office:string-value="MQM 1" calcext:value-type="string">
            <text:p>MQM 1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formula="of:=COM.MICROSOFT.CONCAT(&quot;MQ &quot;; [.A4] + 0)" office:value-type="string" office:string-value="MQ 0" calcext:value-type="string">
            <text:p>MQ 0</text:p>
          </table:table-cell>
          <table:table-cell table:formula="of:=COM.MICROSOFT.CONCAT(&quot;MQM &quot;; [.A4] + 2)" office:value-type="string" office:string-value="MQM 2" calcext:value-type="string">
            <text:p>MQM 2</text:p>
          </table:table-cell>
          <table:table-cell office:value-type="string" calcext:value-type="string">
            <text:p>E13 D1</text:p>
          </table:table-cell>
          <table:table-cell table:formula="of:=[.C3]" office:value-type="string" office:string-value="MQM 1" calcext:value-type="string">
            <text:p>MQM 1</text:p>
          </table:table-cell>
          <table:table-cell office:value-type="string" calcext:value-type="string">
            <text:p>E13 Q1</text:p>
          </table:table-cell>
          <table:table-cell table:formula="of:=COM.MICROSOFT.CONCAT(&quot;MQ &quot;; [.A3] + 1)" office:value-type="string" office:string-value="MQ 1" calcext:value-type="string">
            <text:p>MQ 1</text:p>
          </table:table-cell>
          <table:table-cell table:formula="of:=[.E4]" office:value-type="string" office:string-value="MQM 1" calcext:value-type="string">
            <text:p>MQM 1</text:p>
          </table:table-cell>
          <table:table-cell table:formula="of:=[.E3]" office:value-type="string" office:string-value="MQM 0" calcext:value-type="string">
            <text:p>MQM 0</text:p>
          </table:table-cell>
          <table:table-cell table:style-name="ce9" table:formula="of:=[.E5]" office:value-type="string" office:string-value="MQM 2" calcext:value-type="string">
            <text:p>MQM 2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formula="of:=COM.MICROSOFT.CONCAT(&quot;MQ &quot;; [.A5] + 1)" office:value-type="string" office:string-value="MQ 1" calcext:value-type="string">
            <text:p>MQ 1</text:p>
          </table:table-cell>
          <table:table-cell table:formula="of:=COM.MICROSOFT.CONCAT(&quot;MQM &quot;; [.A5] + 3)" office:value-type="string" office:string-value="MQM 3" calcext:value-type="string">
            <text:p>MQM 3</text:p>
          </table:table-cell>
          <table:table-cell office:value-type="string" calcext:value-type="string">
            <text:p>E13 D2</text:p>
          </table:table-cell>
          <table:table-cell table:formula="of:=[.C4]" office:value-type="string" office:string-value="MQM 2" calcext:value-type="string">
            <text:p>MQM 2</text:p>
          </table:table-cell>
          <table:table-cell office:value-type="string" calcext:value-type="string">
            <text:p>E13 Q2</text:p>
          </table:table-cell>
          <table:table-cell table:formula="of:=COM.MICROSOFT.CONCAT(&quot;MQ &quot;; [.A4] + 2)" office:value-type="string" office:string-value="MQ 2" calcext:value-type="string">
            <text:p>MQ 2</text:p>
          </table:table-cell>
          <table:table-cell table:formula="of:=[.E5]" office:value-type="string" office:string-value="MQM 2" calcext:value-type="string">
            <text:p>MQM 2</text:p>
          </table:table-cell>
          <table:table-cell table:formula="of:=[.E4]" office:value-type="string" office:string-value="MQM 1" calcext:value-type="string">
            <text:p>MQM 1</text:p>
          </table:table-cell>
          <table:table-cell table:style-name="ce9" table:formula="of:=[.E6]" office:value-type="string" office:string-value="MQM 3" calcext:value-type="string">
            <text:p>MQM 3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formula="of:=COM.MICROSOFT.CONCAT(&quot;MQ &quot;; [.A6] + 2)" office:value-type="string" office:string-value="MQ 2" calcext:value-type="string">
            <text:p>MQ 2</text:p>
          </table:table-cell>
          <table:table-cell table:formula="of:=COM.MICROSOFT.CONCAT(&quot;MQM &quot;; [.A6] + 4)" office:value-type="string" office:string-value="MQM 4" calcext:value-type="string">
            <text:p>MQM 4</text:p>
          </table:table-cell>
          <table:table-cell office:value-type="string" calcext:value-type="string">
            <text:p>E13 D3</text:p>
          </table:table-cell>
          <table:table-cell table:formula="of:=[.C5]" office:value-type="string" office:string-value="MQM 3" calcext:value-type="string">
            <text:p>MQM 3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formula="of:=COM.MICROSOFT.CONCAT(&quot;MQ &quot;; [.A7] + 3)" office:value-type="string" office:string-value="MQ 3" calcext:value-type="string">
            <text:p>MQ 3</text:p>
          </table:table-cell>
          <table:table-cell table:formula="of:=COM.MICROSOFT.CONCAT(&quot;MQM &quot;; [.A7] + 5)" office:value-type="string" office:string-value="MQM 5" calcext:value-type="string">
            <text:p>MQM 5</text:p>
          </table:table-cell>
          <table:table-cell office:value-type="string" calcext:value-type="string">
            <text:p>E13 DR</text:p>
          </table:table-cell>
          <table:table-cell table:formula="of:=[.C6]" office:value-type="string" office:string-value="MQM 4" calcext:value-type="string">
            <text:p>MQM 4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5]" office:value-type="string" office:string-value="MQM 3" calcext:value-type="string">
            <text:p>MQM 3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4]" office:value-type="string" office:string-value="MQM 2" calcext:value-type="string">
            <text:p>MQM 2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5]" office:value-type="string" office:string-value="MQM 3" calcext:value-type="string">
            <text:p>MQM 3</text:p>
          </table:table-cell>
          <table:table-cell office:value-type="string" calcext:value-type="string">
            <text:p>E15 Q1</text:p>
          </table:table-cell>
          <table:table-cell table:formula="of:=COM.MICROSOFT.CONCAT(&quot;MQ &quot;; [.A5] + 3)" office:value-type="string" office:string-value="MQ 3" calcext:value-type="string">
            <text:p>MQ 3</text:p>
          </table:table-cell>
          <table:table-cell table:formula="of:=[.E10]" office:value-type="string" office:string-value="MQM 3" calcext:value-type="string">
            <text:p>MQM 3</text:p>
          </table:table-cell>
          <table:table-cell table:formula="of:=[.E8]" office:value-type="string" office:string-value="MQM 3" calcext:value-type="string">
            <text:p>MQM 3</text:p>
          </table:table-cell>
          <table:table-cell table:style-name="ce9" table:formula="of:=[.E11]" office:value-type="string" office:string-value="MQM 4" calcext:value-type="string">
            <text:p>MQM 4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6]" office:value-type="string" office:string-value="MQM 4" calcext:value-type="string">
            <text:p>MQM 4</text:p>
          </table:table-cell>
          <table:table-cell office:value-type="string" calcext:value-type="string">
            <text:p>E15 Q2</text:p>
          </table:table-cell>
          <table:table-cell table:formula="of:=COM.MICROSOFT.CONCAT(&quot;MQ &quot;; [.A6] + 4)" office:value-type="string" office:string-value="MQ 4" calcext:value-type="string">
            <text:p>MQ 4</text:p>
          </table:table-cell>
          <table:table-cell table:formula="of:=[.E11]" office:value-type="string" office:string-value="MQM 4" calcext:value-type="string">
            <text:p>MQM 4</text:p>
          </table:table-cell>
          <table:table-cell table:formula="of:=[.E9]" office:value-type="string" office:string-value="MQM 2" calcext:value-type="string">
            <text:p>MQM 2</text:p>
          </table:table-cell>
          <table:table-cell table:style-name="ce9" table:formula="of:=[.E12]" office:value-type="string" office:string-value="MQM 5" calcext:value-type="string">
            <text:p>MQM 5</text:p>
          </table:table-cell>
          <table:table-cell table:number-columns-repeated="10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7]" office:value-type="string" office:string-value="MQM 5" calcext:value-type="string">
            <text:p>MQM 5</text:p>
          </table:table-cell>
          <table:table-cell office:value-type="string" calcext:value-type="string">
            <text:p>E15 Q3</text:p>
          </table:table-cell>
          <table:table-cell table:formula="of:=COM.MICROSOFT.CONCAT(&quot;MQ &quot;; [.A7] + 5)" office:value-type="string" office:string-value="MQ 5" calcext:value-type="string">
            <text:p>MQ 5</text:p>
          </table:table-cell>
          <table:table-cell table:formula="of:=[.E12]" office:value-type="string" office:string-value="MQM 5" calcext:value-type="string">
            <text:p>MQM 5</text:p>
          </table:table-cell>
          <table:table-cell table:formula="of:=[.E10]" office:value-type="string" office:string-value="MQM 3" calcext:value-type="string">
            <text:p>MQM 3</text:p>
          </table:table-cell>
          <table:table-cell table:style-name="ce9" table:formula="of:=[.E13]" office:value-type="string" office:string-value="MQM 6" calcext:value-type="string">
            <text:p>MQM 6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table:formula="of:=COM.MICROSOFT.CONCAT(&quot;MQM &quot;; [.A13] + 6)" office:value-type="string" office:string-value="MQM 6" calcext:value-type="string">
            <text:p>MQM 6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table:formula="of:=COM.MICROSOFT.CONCAT(&quot;MQ &quot;; [.A14] - 2)" office:value-type="string" office:string-value="MQ 4" calcext:value-type="string">
            <text:p>MQ 4</text:p>
          </table:table-cell>
          <table:table-cell table:style-name="ce6" table:formula="of:=COM.MICROSOFT.CONCAT(&quot;MQM &quot;; [.A14] + 0)" office:value-type="string" office:string-value="MQM 6" calcext:value-type="string">
            <text:p>MQM 6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15]" office:value-type="string" office:string-value="MQM 7" calcext:value-type="string">
            <text:p>MQM 7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COM.MICROSOFT.CONCAT(&quot;MQ &quot;; [.A15] - 1)" office:value-type="string" office:string-value="MQ 5" calcext:value-type="string">
            <text:p>MQ 5</text:p>
          </table:table-cell>
          <table:table-cell table:formula="of:=COM.MICROSOFT.CONCAT(&quot;MQM &quot;; [.A15] + 1)" office:value-type="string" office:string-value="MQM 7" calcext:value-type="string">
            <text:p>MQM 7</text:p>
          </table:table-cell>
          <table:table-cell office:value-type="string" calcext:value-type="string">
            <text:p>E13 D0</text:p>
          </table:table-cell>
          <table:table-cell table:formula="of:=[.C14]" office:value-type="string" office:string-value="MQM 6" calcext:value-type="string">
            <text:p>MQM 6</text:p>
          </table:table-cell>
          <table:table-cell office:value-type="string" calcext:value-type="string">
            <text:p>E13 Q0</text:p>
          </table:table-cell>
          <table:table-cell table:formula="of:=COM.MICROSOFT.CONCAT(&quot;MQ &quot;; [.A14] + 0)" office:value-type="string" office:string-value="MQ 6" calcext:value-type="string">
            <text:p>MQ 6</text:p>
          </table:table-cell>
          <table:table-cell table:formula="of:=[.E15]" office:value-type="string" office:string-value="MQM 6" calcext:value-type="string">
            <text:p>MQM 6</text:p>
          </table:table-cell>
          <table:table-cell table:formula="of:=[.E14]" office:value-type="string" office:string-value="MQM 7" calcext:value-type="string">
            <text:p>MQM 7</text:p>
          </table:table-cell>
          <table:table-cell table:style-name="ce9" table:formula="of:=[.E16]" office:value-type="string" office:string-value="MQM 7" calcext:value-type="string">
            <text:p>MQM 7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COM.MICROSOFT.CONCAT(&quot;MQ &quot;; [.A16] + 0)" office:value-type="string" office:string-value="MQ 6" calcext:value-type="string">
            <text:p>MQ 6</text:p>
          </table:table-cell>
          <table:table-cell table:formula="of:=COM.MICROSOFT.CONCAT(&quot;MQM &quot;; [.A16] + 2)" office:value-type="string" office:string-value="MQM 8" calcext:value-type="string">
            <text:p>MQM 8</text:p>
          </table:table-cell>
          <table:table-cell office:value-type="string" calcext:value-type="string">
            <text:p>E13 D1</text:p>
          </table:table-cell>
          <table:table-cell table:formula="of:=[.C15]" office:value-type="string" office:string-value="MQM 7" calcext:value-type="string">
            <text:p>MQM 7</text:p>
          </table:table-cell>
          <table:table-cell office:value-type="string" calcext:value-type="string">
            <text:p>E13 Q1</text:p>
          </table:table-cell>
          <table:table-cell table:formula="of:=COM.MICROSOFT.CONCAT(&quot;MQ &quot;; [.A15] + 1)" office:value-type="string" office:string-value="MQ 7" calcext:value-type="string">
            <text:p>MQ 7</text:p>
          </table:table-cell>
          <table:table-cell table:formula="of:=[.E16]" office:value-type="string" office:string-value="MQM 7" calcext:value-type="string">
            <text:p>MQM 7</text:p>
          </table:table-cell>
          <table:table-cell table:formula="of:=[.E15]" office:value-type="string" office:string-value="MQM 6" calcext:value-type="string">
            <text:p>MQM 6</text:p>
          </table:table-cell>
          <table:table-cell table:style-name="ce9" table:formula="of:=[.E17]" office:value-type="string" office:string-value="MQM 8" calcext:value-type="string">
            <text:p>MQM 8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COM.MICROSOFT.CONCAT(&quot;MQ &quot;; [.A17] + 1)" office:value-type="string" office:string-value="MQ 7" calcext:value-type="string">
            <text:p>MQ 7</text:p>
          </table:table-cell>
          <table:table-cell table:formula="of:=COM.MICROSOFT.CONCAT(&quot;MQM &quot;; [.A17] + 3)" office:value-type="string" office:string-value="MQM 9" calcext:value-type="string">
            <text:p>MQM 9</text:p>
          </table:table-cell>
          <table:table-cell office:value-type="string" calcext:value-type="string">
            <text:p>E13 D2</text:p>
          </table:table-cell>
          <table:table-cell table:formula="of:=[.C16]" office:value-type="string" office:string-value="MQM 8" calcext:value-type="string">
            <text:p>MQM 8</text:p>
          </table:table-cell>
          <table:table-cell office:value-type="string" calcext:value-type="string">
            <text:p>E13 Q2</text:p>
          </table:table-cell>
          <table:table-cell table:formula="of:=COM.MICROSOFT.CONCAT(&quot;MQ &quot;; [.A16] + 2)" office:value-type="string" office:string-value="MQ 8" calcext:value-type="string">
            <text:p>MQ 8</text:p>
          </table:table-cell>
          <table:table-cell table:formula="of:=[.E17]" office:value-type="string" office:string-value="MQM 8" calcext:value-type="string">
            <text:p>MQM 8</text:p>
          </table:table-cell>
          <table:table-cell table:formula="of:=[.E16]" office:value-type="string" office:string-value="MQM 7" calcext:value-type="string">
            <text:p>MQM 7</text:p>
          </table:table-cell>
          <table:table-cell table:style-name="ce9" table:formula="of:=[.E18]" office:value-type="string" office:string-value="MQM 9" calcext:value-type="string">
            <text:p>MQM 9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COM.MICROSOFT.CONCAT(&quot;MQ &quot;; [.A18] + 2)" office:value-type="string" office:string-value="MQ 8" calcext:value-type="string">
            <text:p>MQ 8</text:p>
          </table:table-cell>
          <table:table-cell table:formula="of:=COM.MICROSOFT.CONCAT(&quot;MQM &quot;; [.A18] + 4)" office:value-type="string" office:string-value="MQM 10" calcext:value-type="string">
            <text:p>MQM 10</text:p>
          </table:table-cell>
          <table:table-cell office:value-type="string" calcext:value-type="string">
            <text:p>E13 D3</text:p>
          </table:table-cell>
          <table:table-cell table:formula="of:=[.C17]" office:value-type="string" office:string-value="MQM 9" calcext:value-type="string">
            <text:p>MQM 9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COM.MICROSOFT.CONCAT(&quot;MQ &quot;; [.A19] + 3)" office:value-type="string" office:string-value="MQ 9" calcext:value-type="string">
            <text:p>MQ 9</text:p>
          </table:table-cell>
          <table:table-cell table:formula="of:=COM.MICROSOFT.CONCAT(&quot;MQM &quot;; [.A19] + 5)" office:value-type="string" office:string-value="MQM 11" calcext:value-type="string">
            <text:p>MQM 11</text:p>
          </table:table-cell>
          <table:table-cell office:value-type="string" calcext:value-type="string">
            <text:p>E13 DR</text:p>
          </table:table-cell>
          <table:table-cell table:formula="of:=[.C18]" office:value-type="string" office:string-value="MQM 10" calcext:value-type="string">
            <text:p>MQM 1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17]" office:value-type="string" office:string-value="MQM 9" calcext:value-type="string">
            <text:p>MQM 9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16]" office:value-type="string" office:string-value="MQM 8" calcext:value-type="string">
            <text:p>MQM 8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17]" office:value-type="string" office:string-value="MQM 9" calcext:value-type="string">
            <text:p>MQM 9</text:p>
          </table:table-cell>
          <table:table-cell office:value-type="string" calcext:value-type="string">
            <text:p>E15 Q1</text:p>
          </table:table-cell>
          <table:table-cell table:formula="of:=COM.MICROSOFT.CONCAT(&quot;MQ &quot;; [.A17] + 3)" office:value-type="string" office:string-value="MQ 9" calcext:value-type="string">
            <text:p>MQ 9</text:p>
          </table:table-cell>
          <table:table-cell table:formula="of:=[.E22]" office:value-type="string" office:string-value="MQM 9" calcext:value-type="string">
            <text:p>MQM 9</text:p>
          </table:table-cell>
          <table:table-cell table:formula="of:=[.E20]" office:value-type="string" office:string-value="MQM 9" calcext:value-type="string">
            <text:p>MQM 9</text:p>
          </table:table-cell>
          <table:table-cell table:style-name="ce9" table:formula="of:=[.E23]" office:value-type="string" office:string-value="MQM 10" calcext:value-type="string">
            <text:p>MQM 10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18]" office:value-type="string" office:string-value="MQM 10" calcext:value-type="string">
            <text:p>MQM 10</text:p>
          </table:table-cell>
          <table:table-cell office:value-type="string" calcext:value-type="string">
            <text:p>E15 Q2</text:p>
          </table:table-cell>
          <table:table-cell table:formula="of:=COM.MICROSOFT.CONCAT(&quot;MQ &quot;; [.A18] + 4)" office:value-type="string" office:string-value="MQ 10" calcext:value-type="string">
            <text:p>MQ 10</text:p>
          </table:table-cell>
          <table:table-cell table:formula="of:=[.E23]" office:value-type="string" office:string-value="MQM 10" calcext:value-type="string">
            <text:p>MQM 10</text:p>
          </table:table-cell>
          <table:table-cell table:formula="of:=[.E21]" office:value-type="string" office:string-value="MQM 8" calcext:value-type="string">
            <text:p>MQM 8</text:p>
          </table:table-cell>
          <table:table-cell table:style-name="ce9" table:formula="of:=[.E24]" office:value-type="string" office:string-value="MQM 11" calcext:value-type="string">
            <text:p>MQM 11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19]" office:value-type="string" office:string-value="MQM 11" calcext:value-type="string">
            <text:p>MQM 11</text:p>
          </table:table-cell>
          <table:table-cell office:value-type="string" calcext:value-type="string">
            <text:p>E15 Q3</text:p>
          </table:table-cell>
          <table:table-cell table:formula="of:=COM.MICROSOFT.CONCAT(&quot;MQ &quot;; [.A19] + 5)" office:value-type="string" office:string-value="MQ 11" calcext:value-type="string">
            <text:p>MQ 11</text:p>
          </table:table-cell>
          <table:table-cell table:formula="of:=[.E24]" office:value-type="string" office:string-value="MQM 11" calcext:value-type="string">
            <text:p>MQM 11</text:p>
          </table:table-cell>
          <table:table-cell table:formula="of:=[.E22]" office:value-type="string" office:string-value="MQM 9" calcext:value-type="string">
            <text:p>MQM 9</text:p>
          </table:table-cell>
          <table:table-cell table:style-name="ce9" table:formula="of:=[.E25]" office:value-type="string" office:string-value="MQM 12" calcext:value-type="string">
            <text:p>MQM 12</text:p>
          </table:table-cell>
          <table:table-cell table:number-columns-repeated="101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table:formula="of:=COM.MICROSOFT.CONCAT(&quot;MQM &quot;; [.A25] + 6)" office:value-type="string" office:string-value="MQM 12" calcext:value-type="string">
            <text:p>MQM 12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table:formula="of:=COM.MICROSOFT.CONCAT(&quot;MQ &quot;; [.A26] - 2)" office:value-type="string" office:string-value="MQ 10" calcext:value-type="string">
            <text:p>MQ 10</text:p>
          </table:table-cell>
          <table:table-cell table:style-name="ce6" table:formula="of:=COM.MICROSOFT.CONCAT(&quot;MQM &quot;; [.A26] + 0)" office:value-type="string" office:string-value="MQM 12" calcext:value-type="string">
            <text:p>MQM 12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27]" office:value-type="string" office:string-value="MQM 13" calcext:value-type="string">
            <text:p>MQM 13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COM.MICROSOFT.CONCAT(&quot;MQ &quot;; [.A27] - 1)" office:value-type="string" office:string-value="MQ 11" calcext:value-type="string">
            <text:p>MQ 11</text:p>
          </table:table-cell>
          <table:table-cell table:formula="of:=COM.MICROSOFT.CONCAT(&quot;MQM &quot;; [.A27] + 1)" office:value-type="string" office:string-value="MQM 13" calcext:value-type="string">
            <text:p>MQM 13</text:p>
          </table:table-cell>
          <table:table-cell office:value-type="string" calcext:value-type="string">
            <text:p>E13 D0</text:p>
          </table:table-cell>
          <table:table-cell table:formula="of:=[.C26]" office:value-type="string" office:string-value="MQM 12" calcext:value-type="string">
            <text:p>MQM 12</text:p>
          </table:table-cell>
          <table:table-cell office:value-type="string" calcext:value-type="string">
            <text:p>E13 Q0</text:p>
          </table:table-cell>
          <table:table-cell table:formula="of:=COM.MICROSOFT.CONCAT(&quot;MQ &quot;; [.A26] + 0)" office:value-type="string" office:string-value="MQ 12" calcext:value-type="string">
            <text:p>MQ 12</text:p>
          </table:table-cell>
          <table:table-cell table:formula="of:=[.E27]" office:value-type="string" office:string-value="MQM 12" calcext:value-type="string">
            <text:p>MQM 12</text:p>
          </table:table-cell>
          <table:table-cell table:formula="of:=[.E26]" office:value-type="string" office:string-value="MQM 13" calcext:value-type="string">
            <text:p>MQM 13</text:p>
          </table:table-cell>
          <table:table-cell table:style-name="ce9" table:formula="of:=[.E28]" office:value-type="string" office:string-value="MQM 13" calcext:value-type="string">
            <text:p>MQM 13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COM.MICROSOFT.CONCAT(&quot;MQ &quot;; [.A28] + 0)" office:value-type="string" office:string-value="MQ 12" calcext:value-type="string">
            <text:p>MQ 12</text:p>
          </table:table-cell>
          <table:table-cell table:formula="of:=COM.MICROSOFT.CONCAT(&quot;MQM &quot;; [.A28] + 2)" office:value-type="string" office:string-value="MQM 14" calcext:value-type="string">
            <text:p>MQM 14</text:p>
          </table:table-cell>
          <table:table-cell office:value-type="string" calcext:value-type="string">
            <text:p>E13 D1</text:p>
          </table:table-cell>
          <table:table-cell table:formula="of:=[.C27]" office:value-type="string" office:string-value="MQM 13" calcext:value-type="string">
            <text:p>MQM 13</text:p>
          </table:table-cell>
          <table:table-cell office:value-type="string" calcext:value-type="string">
            <text:p>E13 Q1</text:p>
          </table:table-cell>
          <table:table-cell table:formula="of:=COM.MICROSOFT.CONCAT(&quot;MQ &quot;; [.A27] + 1)" office:value-type="string" office:string-value="MQ 13" calcext:value-type="string">
            <text:p>MQ 13</text:p>
          </table:table-cell>
          <table:table-cell table:formula="of:=[.E28]" office:value-type="string" office:string-value="MQM 13" calcext:value-type="string">
            <text:p>MQM 13</text:p>
          </table:table-cell>
          <table:table-cell table:formula="of:=[.E27]" office:value-type="string" office:string-value="MQM 12" calcext:value-type="string">
            <text:p>MQM 12</text:p>
          </table:table-cell>
          <table:table-cell table:style-name="ce9" table:formula="of:=[.E29]" office:value-type="string" office:string-value="MQM 14" calcext:value-type="string">
            <text:p>MQM 14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COM.MICROSOFT.CONCAT(&quot;MQ &quot;; [.A29] + 1)" office:value-type="string" office:string-value="MQ 13" calcext:value-type="string">
            <text:p>MQ 13</text:p>
          </table:table-cell>
          <table:table-cell table:formula="of:=COM.MICROSOFT.CONCAT(&quot;MQM &quot;; [.A29] + 3)" office:value-type="string" office:string-value="MQM 15" calcext:value-type="string">
            <text:p>MQM 15</text:p>
          </table:table-cell>
          <table:table-cell office:value-type="string" calcext:value-type="string">
            <text:p>E13 D2</text:p>
          </table:table-cell>
          <table:table-cell table:formula="of:=[.C28]" office:value-type="string" office:string-value="MQM 14" calcext:value-type="string">
            <text:p>MQM 14</text:p>
          </table:table-cell>
          <table:table-cell office:value-type="string" calcext:value-type="string">
            <text:p>E13 Q2</text:p>
          </table:table-cell>
          <table:table-cell table:formula="of:=COM.MICROSOFT.CONCAT(&quot;MQ &quot;; [.A28] + 2)" office:value-type="string" office:string-value="MQ 14" calcext:value-type="string">
            <text:p>MQ 14</text:p>
          </table:table-cell>
          <table:table-cell table:formula="of:=[.E29]" office:value-type="string" office:string-value="MQM 14" calcext:value-type="string">
            <text:p>MQM 14</text:p>
          </table:table-cell>
          <table:table-cell table:formula="of:=[.E28]" office:value-type="string" office:string-value="MQM 13" calcext:value-type="string">
            <text:p>MQM 13</text:p>
          </table:table-cell>
          <table:table-cell table:style-name="ce9" table:formula="of:=[.E30]" office:value-type="string" office:string-value="MQM 15" calcext:value-type="string">
            <text:p>MQM 15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COM.MICROSOFT.CONCAT(&quot;MQ &quot;; [.A30] + 2)" office:value-type="string" office:string-value="MQ 14" calcext:value-type="string">
            <text:p>MQ 14</text:p>
          </table:table-cell>
          <table:table-cell table:formula="of:=COM.MICROSOFT.CONCAT(&quot;MQM &quot;; [.A30] + 4)" office:value-type="string" office:string-value="MQM 16" calcext:value-type="string">
            <text:p>MQM 16</text:p>
          </table:table-cell>
          <table:table-cell office:value-type="string" calcext:value-type="string">
            <text:p>E13 D3</text:p>
          </table:table-cell>
          <table:table-cell table:formula="of:=[.C29]" office:value-type="string" office:string-value="MQM 15" calcext:value-type="string">
            <text:p>MQM 15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COM.MICROSOFT.CONCAT(&quot;MQ &quot;; [.A31] + 3)" office:value-type="string" office:string-value="MQ 15" calcext:value-type="string">
            <text:p>MQ 15</text:p>
          </table:table-cell>
          <table:table-cell table:formula="of:=COM.MICROSOFT.CONCAT(&quot;MQM &quot;; [.A31] + 5)" office:value-type="string" office:string-value="MQM 17" calcext:value-type="string">
            <text:p>MQM 17</text:p>
          </table:table-cell>
          <table:table-cell office:value-type="string" calcext:value-type="string">
            <text:p>E13 DR</text:p>
          </table:table-cell>
          <table:table-cell table:formula="of:=[.C30]" office:value-type="string" office:string-value="MQM 16" calcext:value-type="string">
            <text:p>MQM 16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29]" office:value-type="string" office:string-value="MQM 15" calcext:value-type="string">
            <text:p>MQM 15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28]" office:value-type="string" office:string-value="MQM 14" calcext:value-type="string">
            <text:p>MQM 14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29]" office:value-type="string" office:string-value="MQM 15" calcext:value-type="string">
            <text:p>MQM 15</text:p>
          </table:table-cell>
          <table:table-cell office:value-type="string" calcext:value-type="string">
            <text:p>E15 Q1</text:p>
          </table:table-cell>
          <table:table-cell table:formula="of:=COM.MICROSOFT.CONCAT(&quot;MQ &quot;; [.A29] + 3)" office:value-type="string" office:string-value="MQ 15" calcext:value-type="string">
            <text:p>MQ 15</text:p>
          </table:table-cell>
          <table:table-cell table:formula="of:=[.E34]" office:value-type="string" office:string-value="MQM 15" calcext:value-type="string">
            <text:p>MQM 15</text:p>
          </table:table-cell>
          <table:table-cell table:formula="of:=[.E32]" office:value-type="string" office:string-value="MQM 15" calcext:value-type="string">
            <text:p>MQM 15</text:p>
          </table:table-cell>
          <table:table-cell table:style-name="ce9" table:formula="of:=[.E35]" office:value-type="string" office:string-value="MQM 16" calcext:value-type="string">
            <text:p>MQM 16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30]" office:value-type="string" office:string-value="MQM 16" calcext:value-type="string">
            <text:p>MQM 16</text:p>
          </table:table-cell>
          <table:table-cell office:value-type="string" calcext:value-type="string">
            <text:p>E15 Q2</text:p>
          </table:table-cell>
          <table:table-cell table:formula="of:=COM.MICROSOFT.CONCAT(&quot;MQ &quot;; [.A30] + 4)" office:value-type="string" office:string-value="MQ 16" calcext:value-type="string">
            <text:p>MQ 16</text:p>
          </table:table-cell>
          <table:table-cell table:formula="of:=[.E35]" office:value-type="string" office:string-value="MQM 16" calcext:value-type="string">
            <text:p>MQM 16</text:p>
          </table:table-cell>
          <table:table-cell table:formula="of:=[.E33]" office:value-type="string" office:string-value="MQM 14" calcext:value-type="string">
            <text:p>MQM 14</text:p>
          </table:table-cell>
          <table:table-cell table:style-name="ce9" table:formula="of:=[.E36]" office:value-type="string" office:string-value="MQM 17" calcext:value-type="string">
            <text:p>MQM 17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31]" office:value-type="string" office:string-value="MQM 17" calcext:value-type="string">
            <text:p>MQM 17</text:p>
          </table:table-cell>
          <table:table-cell office:value-type="string" calcext:value-type="string">
            <text:p>E15 Q3</text:p>
          </table:table-cell>
          <table:table-cell table:formula="of:=COM.MICROSOFT.CONCAT(&quot;MQ &quot;; [.A31] + 5)" office:value-type="string" office:string-value="MQ 17" calcext:value-type="string">
            <text:p>MQ 17</text:p>
          </table:table-cell>
          <table:table-cell table:formula="of:=[.E36]" office:value-type="string" office:string-value="MQM 17" calcext:value-type="string">
            <text:p>MQM 17</text:p>
          </table:table-cell>
          <table:table-cell table:formula="of:=[.E34]" office:value-type="string" office:string-value="MQM 15" calcext:value-type="string">
            <text:p>MQM 15</text:p>
          </table:table-cell>
          <table:table-cell table:style-name="ce9" table:formula="of:=[.E37]" office:value-type="string" office:string-value="MQM 18" calcext:value-type="string">
            <text:p>MQM 18</text:p>
          </table:table-cell>
          <table:table-cell table:number-columns-repeated="101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table:formula="of:=COM.MICROSOFT.CONCAT(&quot;MQM &quot;; [.A37] + 6)" office:value-type="string" office:string-value="MQM 18" calcext:value-type="string">
            <text:p>MQM 18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table:formula="of:=COM.MICROSOFT.CONCAT(&quot;MQ &quot;; [.A38] - 2)" office:value-type="string" office:string-value="MQ 16" calcext:value-type="string">
            <text:p>MQ 16</text:p>
          </table:table-cell>
          <table:table-cell table:style-name="ce6" table:formula="of:=COM.MICROSOFT.CONCAT(&quot;MQM &quot;; [.A38] + 0)" office:value-type="string" office:string-value="MQM 18" calcext:value-type="string">
            <text:p>MQM 18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39]" office:value-type="string" office:string-value="MQM 19" calcext:value-type="string">
            <text:p>MQM 19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formula="of:=COM.MICROSOFT.CONCAT(&quot;MQ &quot;; [.A39] - 1)" office:value-type="string" office:string-value="MQ 17" calcext:value-type="string">
            <text:p>MQ 17</text:p>
          </table:table-cell>
          <table:table-cell table:formula="of:=COM.MICROSOFT.CONCAT(&quot;MQM &quot;; [.A39] + 1)" office:value-type="string" office:string-value="MQM 19" calcext:value-type="string">
            <text:p>MQM 19</text:p>
          </table:table-cell>
          <table:table-cell office:value-type="string" calcext:value-type="string">
            <text:p>E13 D0</text:p>
          </table:table-cell>
          <table:table-cell table:formula="of:=[.C38]" office:value-type="string" office:string-value="MQM 18" calcext:value-type="string">
            <text:p>MQM 18</text:p>
          </table:table-cell>
          <table:table-cell office:value-type="string" calcext:value-type="string">
            <text:p>E13 Q0</text:p>
          </table:table-cell>
          <table:table-cell table:formula="of:=COM.MICROSOFT.CONCAT(&quot;MQ &quot;; [.A38] + 0)" office:value-type="string" office:string-value="MQ 18" calcext:value-type="string">
            <text:p>MQ 18</text:p>
          </table:table-cell>
          <table:table-cell table:formula="of:=[.E39]" office:value-type="string" office:string-value="MQM 18" calcext:value-type="string">
            <text:p>MQM 18</text:p>
          </table:table-cell>
          <table:table-cell table:formula="of:=[.E38]" office:value-type="string" office:string-value="MQM 19" calcext:value-type="string">
            <text:p>MQM 19</text:p>
          </table:table-cell>
          <table:table-cell table:style-name="ce9" table:formula="of:=[.E40]" office:value-type="string" office:string-value="MQM 19" calcext:value-type="string">
            <text:p>MQM 19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formula="of:=COM.MICROSOFT.CONCAT(&quot;MQ &quot;; [.A40] + 0)" office:value-type="string" office:string-value="MQ 18" calcext:value-type="string">
            <text:p>MQ 18</text:p>
          </table:table-cell>
          <table:table-cell table:formula="of:=COM.MICROSOFT.CONCAT(&quot;MQM &quot;; [.A40] + 2)" office:value-type="string" office:string-value="MQM 20" calcext:value-type="string">
            <text:p>MQM 20</text:p>
          </table:table-cell>
          <table:table-cell office:value-type="string" calcext:value-type="string">
            <text:p>E13 D1</text:p>
          </table:table-cell>
          <table:table-cell table:formula="of:=[.C39]" office:value-type="string" office:string-value="MQM 19" calcext:value-type="string">
            <text:p>MQM 19</text:p>
          </table:table-cell>
          <table:table-cell office:value-type="string" calcext:value-type="string">
            <text:p>E13 Q1</text:p>
          </table:table-cell>
          <table:table-cell table:formula="of:=COM.MICROSOFT.CONCAT(&quot;MQ &quot;; [.A39] + 1)" office:value-type="string" office:string-value="MQ 19" calcext:value-type="string">
            <text:p>MQ 19</text:p>
          </table:table-cell>
          <table:table-cell table:formula="of:=[.E40]" office:value-type="string" office:string-value="MQM 19" calcext:value-type="string">
            <text:p>MQM 19</text:p>
          </table:table-cell>
          <table:table-cell table:formula="of:=[.E39]" office:value-type="string" office:string-value="MQM 18" calcext:value-type="string">
            <text:p>MQM 18</text:p>
          </table:table-cell>
          <table:table-cell table:style-name="ce9" table:formula="of:=[.E41]" office:value-type="string" office:string-value="MQM 20" calcext:value-type="string">
            <text:p>MQM 20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formula="of:=COM.MICROSOFT.CONCAT(&quot;MQ &quot;; [.A41] + 1)" office:value-type="string" office:string-value="MQ 19" calcext:value-type="string">
            <text:p>MQ 19</text:p>
          </table:table-cell>
          <table:table-cell table:formula="of:=COM.MICROSOFT.CONCAT(&quot;MQM &quot;; [.A41] + 3)" office:value-type="string" office:string-value="MQM 21" calcext:value-type="string">
            <text:p>MQM 21</text:p>
          </table:table-cell>
          <table:table-cell office:value-type="string" calcext:value-type="string">
            <text:p>E13 D2</text:p>
          </table:table-cell>
          <table:table-cell table:formula="of:=[.C40]" office:value-type="string" office:string-value="MQM 20" calcext:value-type="string">
            <text:p>MQM 20</text:p>
          </table:table-cell>
          <table:table-cell office:value-type="string" calcext:value-type="string">
            <text:p>E13 Q2</text:p>
          </table:table-cell>
          <table:table-cell table:formula="of:=COM.MICROSOFT.CONCAT(&quot;MQ &quot;; [.A40] + 2)" office:value-type="string" office:string-value="MQ 20" calcext:value-type="string">
            <text:p>MQ 20</text:p>
          </table:table-cell>
          <table:table-cell table:formula="of:=[.E41]" office:value-type="string" office:string-value="MQM 20" calcext:value-type="string">
            <text:p>MQM 20</text:p>
          </table:table-cell>
          <table:table-cell table:formula="of:=[.E40]" office:value-type="string" office:string-value="MQM 19" calcext:value-type="string">
            <text:p>MQM 19</text:p>
          </table:table-cell>
          <table:table-cell table:style-name="ce9" table:formula="of:=[.E42]" office:value-type="string" office:string-value="MQM 21" calcext:value-type="string">
            <text:p>MQM 21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formula="of:=COM.MICROSOFT.CONCAT(&quot;MQ &quot;; [.A42] + 2)" office:value-type="string" office:string-value="MQ 20" calcext:value-type="string">
            <text:p>MQ 20</text:p>
          </table:table-cell>
          <table:table-cell table:formula="of:=COM.MICROSOFT.CONCAT(&quot;MQM &quot;; [.A42] + 4)" office:value-type="string" office:string-value="MQM 22" calcext:value-type="string">
            <text:p>MQM 22</text:p>
          </table:table-cell>
          <table:table-cell office:value-type="string" calcext:value-type="string">
            <text:p>E13 D3</text:p>
          </table:table-cell>
          <table:table-cell table:formula="of:=[.C41]" office:value-type="string" office:string-value="MQM 21" calcext:value-type="string">
            <text:p>MQM 21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formula="of:=COM.MICROSOFT.CONCAT(&quot;MQ &quot;; [.A43] + 3)" office:value-type="string" office:string-value="MQ 21" calcext:value-type="string">
            <text:p>MQ 21</text:p>
          </table:table-cell>
          <table:table-cell table:formula="of:=COM.MICROSOFT.CONCAT(&quot;MQM &quot;; [.A43] + 5)" office:value-type="string" office:string-value="MQM 23" calcext:value-type="string">
            <text:p>MQM 23</text:p>
          </table:table-cell>
          <table:table-cell office:value-type="string" calcext:value-type="string">
            <text:p>E13 DR</text:p>
          </table:table-cell>
          <table:table-cell table:formula="of:=[.C42]" office:value-type="string" office:string-value="MQM 22" calcext:value-type="string">
            <text:p>MQM 2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41]" office:value-type="string" office:string-value="MQM 21" calcext:value-type="string">
            <text:p>MQM 2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40]" office:value-type="string" office:string-value="MQM 20" calcext:value-type="string">
            <text:p>MQM 20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41]" office:value-type="string" office:string-value="MQM 21" calcext:value-type="string">
            <text:p>MQM 21</text:p>
          </table:table-cell>
          <table:table-cell office:value-type="string" calcext:value-type="string">
            <text:p>E15 Q1</text:p>
          </table:table-cell>
          <table:table-cell table:formula="of:=COM.MICROSOFT.CONCAT(&quot;MQ &quot;; [.A41] + 3)" office:value-type="string" office:string-value="MQ 21" calcext:value-type="string">
            <text:p>MQ 21</text:p>
          </table:table-cell>
          <table:table-cell table:formula="of:=[.E46]" office:value-type="string" office:string-value="MQM 21" calcext:value-type="string">
            <text:p>MQM 21</text:p>
          </table:table-cell>
          <table:table-cell table:formula="of:=[.E44]" office:value-type="string" office:string-value="MQM 21" calcext:value-type="string">
            <text:p>MQM 21</text:p>
          </table:table-cell>
          <table:table-cell table:style-name="ce9" table:formula="of:=[.E47]" office:value-type="string" office:string-value="MQM 22" calcext:value-type="string">
            <text:p>MQM 22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42]" office:value-type="string" office:string-value="MQM 22" calcext:value-type="string">
            <text:p>MQM 22</text:p>
          </table:table-cell>
          <table:table-cell office:value-type="string" calcext:value-type="string">
            <text:p>E15 Q2</text:p>
          </table:table-cell>
          <table:table-cell table:formula="of:=COM.MICROSOFT.CONCAT(&quot;MQ &quot;; [.A42] + 4)" office:value-type="string" office:string-value="MQ 22" calcext:value-type="string">
            <text:p>MQ 22</text:p>
          </table:table-cell>
          <table:table-cell table:formula="of:=[.E47]" office:value-type="string" office:string-value="MQM 22" calcext:value-type="string">
            <text:p>MQM 22</text:p>
          </table:table-cell>
          <table:table-cell table:formula="of:=[.E45]" office:value-type="string" office:string-value="MQM 20" calcext:value-type="string">
            <text:p>MQM 20</text:p>
          </table:table-cell>
          <table:table-cell table:style-name="ce9" table:formula="of:=[.E48]" office:value-type="string" office:string-value="MQM 23" calcext:value-type="string">
            <text:p>MQM 23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43]" office:value-type="string" office:string-value="MQM 23" calcext:value-type="string">
            <text:p>MQM 23</text:p>
          </table:table-cell>
          <table:table-cell office:value-type="string" calcext:value-type="string">
            <text:p>E15 Q3</text:p>
          </table:table-cell>
          <table:table-cell table:formula="of:=COM.MICROSOFT.CONCAT(&quot;MQ &quot;; [.A43] + 5)" office:value-type="string" office:string-value="MQ 23" calcext:value-type="string">
            <text:p>MQ 23</text:p>
          </table:table-cell>
          <table:table-cell table:formula="of:=[.E48]" office:value-type="string" office:string-value="MQM 23" calcext:value-type="string">
            <text:p>MQM 23</text:p>
          </table:table-cell>
          <table:table-cell table:formula="of:=[.E46]" office:value-type="string" office:string-value="MQM 21" calcext:value-type="string">
            <text:p>MQM 21</text:p>
          </table:table-cell>
          <table:table-cell table:style-name="ce9" table:formula="of:=[.E49]" office:value-type="string" office:string-value="MQM 24" calcext:value-type="string">
            <text:p>MQM 24</text:p>
          </table:table-cell>
          <table:table-cell table:number-columns-repeated="101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table:formula="of:=COM.MICROSOFT.CONCAT(&quot;MQM &quot;; [.A49] + 6)" office:value-type="string" office:string-value="MQM 24" calcext:value-type="string">
            <text:p>MQM 24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table:formula="of:=COM.MICROSOFT.CONCAT(&quot;MQ &quot;; [.A50] - 2)" office:value-type="string" office:string-value="MQ 22" calcext:value-type="string">
            <text:p>MQ 22</text:p>
          </table:table-cell>
          <table:table-cell table:style-name="ce6" table:formula="of:=COM.MICROSOFT.CONCAT(&quot;MQM &quot;; [.A50] + 0)" office:value-type="string" office:string-value="MQM 24" calcext:value-type="string">
            <text:p>MQM 24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51]" office:value-type="string" office:string-value="MQM 25" calcext:value-type="string">
            <text:p>MQM 25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formula="of:=COM.MICROSOFT.CONCAT(&quot;MQ &quot;; [.A51] - 1)" office:value-type="string" office:string-value="MQ 23" calcext:value-type="string">
            <text:p>MQ 23</text:p>
          </table:table-cell>
          <table:table-cell table:formula="of:=COM.MICROSOFT.CONCAT(&quot;MQM &quot;; [.A51] + 1)" office:value-type="string" office:string-value="MQM 25" calcext:value-type="string">
            <text:p>MQM 25</text:p>
          </table:table-cell>
          <table:table-cell office:value-type="string" calcext:value-type="string">
            <text:p>E13 D0</text:p>
          </table:table-cell>
          <table:table-cell table:formula="of:=[.C50]" office:value-type="string" office:string-value="MQM 24" calcext:value-type="string">
            <text:p>MQM 24</text:p>
          </table:table-cell>
          <table:table-cell office:value-type="string" calcext:value-type="string">
            <text:p>E13 Q0</text:p>
          </table:table-cell>
          <table:table-cell table:formula="of:=COM.MICROSOFT.CONCAT(&quot;MQ &quot;; [.A50] + 0)" office:value-type="string" office:string-value="MQ 24" calcext:value-type="string">
            <text:p>MQ 24</text:p>
          </table:table-cell>
          <table:table-cell table:formula="of:=[.E51]" office:value-type="string" office:string-value="MQM 24" calcext:value-type="string">
            <text:p>MQM 24</text:p>
          </table:table-cell>
          <table:table-cell table:formula="of:=[.E50]" office:value-type="string" office:string-value="MQM 25" calcext:value-type="string">
            <text:p>MQM 25</text:p>
          </table:table-cell>
          <table:table-cell table:style-name="ce9" table:formula="of:=[.E52]" office:value-type="string" office:string-value="MQM 25" calcext:value-type="string">
            <text:p>MQM 25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formula="of:=COM.MICROSOFT.CONCAT(&quot;MQ &quot;; [.A52] + 0)" office:value-type="string" office:string-value="MQ 24" calcext:value-type="string">
            <text:p>MQ 24</text:p>
          </table:table-cell>
          <table:table-cell table:formula="of:=COM.MICROSOFT.CONCAT(&quot;MQM &quot;; [.A52] + 2)" office:value-type="string" office:string-value="MQM 26" calcext:value-type="string">
            <text:p>MQM 26</text:p>
          </table:table-cell>
          <table:table-cell office:value-type="string" calcext:value-type="string">
            <text:p>E13 D1</text:p>
          </table:table-cell>
          <table:table-cell table:formula="of:=[.C51]" office:value-type="string" office:string-value="MQM 25" calcext:value-type="string">
            <text:p>MQM 25</text:p>
          </table:table-cell>
          <table:table-cell office:value-type="string" calcext:value-type="string">
            <text:p>E13 Q1</text:p>
          </table:table-cell>
          <table:table-cell table:formula="of:=COM.MICROSOFT.CONCAT(&quot;MQ &quot;; [.A51] + 1)" office:value-type="string" office:string-value="MQ 25" calcext:value-type="string">
            <text:p>MQ 25</text:p>
          </table:table-cell>
          <table:table-cell table:formula="of:=[.E52]" office:value-type="string" office:string-value="MQM 25" calcext:value-type="string">
            <text:p>MQM 25</text:p>
          </table:table-cell>
          <table:table-cell table:formula="of:=[.E51]" office:value-type="string" office:string-value="MQM 24" calcext:value-type="string">
            <text:p>MQM 24</text:p>
          </table:table-cell>
          <table:table-cell table:style-name="ce9" table:formula="of:=[.E53]" office:value-type="string" office:string-value="MQM 26" calcext:value-type="string">
            <text:p>MQM 26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formula="of:=COM.MICROSOFT.CONCAT(&quot;MQ &quot;; [.A53] + 1)" office:value-type="string" office:string-value="MQ 25" calcext:value-type="string">
            <text:p>MQ 25</text:p>
          </table:table-cell>
          <table:table-cell table:formula="of:=COM.MICROSOFT.CONCAT(&quot;MQM &quot;; [.A53] + 3)" office:value-type="string" office:string-value="MQM 27" calcext:value-type="string">
            <text:p>MQM 27</text:p>
          </table:table-cell>
          <table:table-cell office:value-type="string" calcext:value-type="string">
            <text:p>E13 D2</text:p>
          </table:table-cell>
          <table:table-cell table:formula="of:=[.C52]" office:value-type="string" office:string-value="MQM 26" calcext:value-type="string">
            <text:p>MQM 26</text:p>
          </table:table-cell>
          <table:table-cell office:value-type="string" calcext:value-type="string">
            <text:p>E13 Q2</text:p>
          </table:table-cell>
          <table:table-cell table:formula="of:=COM.MICROSOFT.CONCAT(&quot;MQ &quot;; [.A52] + 2)" office:value-type="string" office:string-value="MQ 26" calcext:value-type="string">
            <text:p>MQ 26</text:p>
          </table:table-cell>
          <table:table-cell table:formula="of:=[.E53]" office:value-type="string" office:string-value="MQM 26" calcext:value-type="string">
            <text:p>MQM 26</text:p>
          </table:table-cell>
          <table:table-cell table:formula="of:=[.E52]" office:value-type="string" office:string-value="MQM 25" calcext:value-type="string">
            <text:p>MQM 25</text:p>
          </table:table-cell>
          <table:table-cell table:style-name="ce9" table:formula="of:=[.E54]" office:value-type="string" office:string-value="MQM 27" calcext:value-type="string">
            <text:p>MQM 27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formula="of:=COM.MICROSOFT.CONCAT(&quot;MQ &quot;; [.A54] + 2)" office:value-type="string" office:string-value="MQ 26" calcext:value-type="string">
            <text:p>MQ 26</text:p>
          </table:table-cell>
          <table:table-cell table:formula="of:=COM.MICROSOFT.CONCAT(&quot;MQM &quot;; [.A54] + 4)" office:value-type="string" office:string-value="MQM 28" calcext:value-type="string">
            <text:p>MQM 28</text:p>
          </table:table-cell>
          <table:table-cell office:value-type="string" calcext:value-type="string">
            <text:p>E13 D3</text:p>
          </table:table-cell>
          <table:table-cell table:formula="of:=[.C53]" office:value-type="string" office:string-value="MQM 27" calcext:value-type="string">
            <text:p>MQM 27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formula="of:=COM.MICROSOFT.CONCAT(&quot;MQ &quot;; [.A55] + 3)" office:value-type="string" office:string-value="MQ 27" calcext:value-type="string">
            <text:p>MQ 27</text:p>
          </table:table-cell>
          <table:table-cell table:formula="of:=COM.MICROSOFT.CONCAT(&quot;MQM &quot;; [.A55] + 5)" office:value-type="string" office:string-value="MQM 29" calcext:value-type="string">
            <text:p>MQM 29</text:p>
          </table:table-cell>
          <table:table-cell office:value-type="string" calcext:value-type="string">
            <text:p>E13 DR</text:p>
          </table:table-cell>
          <table:table-cell table:formula="of:=[.C54]" office:value-type="string" office:string-value="MQM 28" calcext:value-type="string">
            <text:p>MQM 28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53]" office:value-type="string" office:string-value="MQM 27" calcext:value-type="string">
            <text:p>MQM 27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52]" office:value-type="string" office:string-value="MQM 26" calcext:value-type="string">
            <text:p>MQM 26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53]" office:value-type="string" office:string-value="MQM 27" calcext:value-type="string">
            <text:p>MQM 27</text:p>
          </table:table-cell>
          <table:table-cell office:value-type="string" calcext:value-type="string">
            <text:p>E15 Q1</text:p>
          </table:table-cell>
          <table:table-cell table:formula="of:=COM.MICROSOFT.CONCAT(&quot;MQ &quot;; [.A53] + 3)" office:value-type="string" office:string-value="MQ 27" calcext:value-type="string">
            <text:p>MQ 27</text:p>
          </table:table-cell>
          <table:table-cell table:formula="of:=[.E58]" office:value-type="string" office:string-value="MQM 27" calcext:value-type="string">
            <text:p>MQM 27</text:p>
          </table:table-cell>
          <table:table-cell table:formula="of:=[.E56]" office:value-type="string" office:string-value="MQM 27" calcext:value-type="string">
            <text:p>MQM 27</text:p>
          </table:table-cell>
          <table:table-cell table:style-name="ce9" table:formula="of:=[.E59]" office:value-type="string" office:string-value="MQM 28" calcext:value-type="string">
            <text:p>MQM 28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54]" office:value-type="string" office:string-value="MQM 28" calcext:value-type="string">
            <text:p>MQM 28</text:p>
          </table:table-cell>
          <table:table-cell office:value-type="string" calcext:value-type="string">
            <text:p>E15 Q2</text:p>
          </table:table-cell>
          <table:table-cell table:formula="of:=COM.MICROSOFT.CONCAT(&quot;MQ &quot;; [.A54] + 4)" office:value-type="string" office:string-value="MQ 28" calcext:value-type="string">
            <text:p>MQ 28</text:p>
          </table:table-cell>
          <table:table-cell table:formula="of:=[.E59]" office:value-type="string" office:string-value="MQM 28" calcext:value-type="string">
            <text:p>MQM 28</text:p>
          </table:table-cell>
          <table:table-cell table:formula="of:=[.E57]" office:value-type="string" office:string-value="MQM 26" calcext:value-type="string">
            <text:p>MQM 26</text:p>
          </table:table-cell>
          <table:table-cell table:style-name="ce9" table:formula="of:=[.E60]" office:value-type="string" office:string-value="MQM 29" calcext:value-type="string">
            <text:p>MQM 29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55]" office:value-type="string" office:string-value="MQM 29" calcext:value-type="string">
            <text:p>MQM 29</text:p>
          </table:table-cell>
          <table:table-cell office:value-type="string" calcext:value-type="string">
            <text:p>E15 Q3</text:p>
          </table:table-cell>
          <table:table-cell table:formula="of:=COM.MICROSOFT.CONCAT(&quot;MQ &quot;; [.A55] + 5)" office:value-type="string" office:string-value="MQ 29" calcext:value-type="string">
            <text:p>MQ 29</text:p>
          </table:table-cell>
          <table:table-cell table:formula="of:=[.E60]" office:value-type="string" office:string-value="MQM 29" calcext:value-type="string">
            <text:p>MQM 29</text:p>
          </table:table-cell>
          <table:table-cell table:formula="of:=[.E58]" office:value-type="string" office:string-value="MQM 27" calcext:value-type="string">
            <text:p>MQM 27</text:p>
          </table:table-cell>
          <table:table-cell table:style-name="ce9" table:formula="of:=[.E61]" office:value-type="string" office:string-value="MQM 30" calcext:value-type="string">
            <text:p>MQM 30</text:p>
          </table:table-cell>
          <table:table-cell table:number-columns-repeated="101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table:formula="of:=COM.MICROSOFT.CONCAT(&quot;MQM &quot;; [.A61] + 6)" office:value-type="string" office:string-value="MQM 30" calcext:value-type="string">
            <text:p>MQM 30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table:formula="of:=COM.MICROSOFT.CONCAT(&quot;MQ &quot;; [.A62] - 2)" office:value-type="string" office:string-value="MQ 28" calcext:value-type="string">
            <text:p>MQ 28</text:p>
          </table:table-cell>
          <table:table-cell table:style-name="ce6" table:formula="of:=COM.MICROSOFT.CONCAT(&quot;MQM &quot;; [.A62] + 0)" office:value-type="string" office:string-value="MQM 30" calcext:value-type="string">
            <text:p>MQM 30</text:p>
          </table:table-cell>
          <table:table-cell table:style-name="ce6" office:value-type="string" calcext:value-type="string">
            <text:p>E13 DL</text:p>
          </table:table-cell>
          <table:table-cell table:style-name="ce6" table:formula="of:=[.C63]" office:value-type="string" office:string-value="MQM 31" calcext:value-type="string">
            <text:p>MQM 31</text:p>
          </table:table-cell>
          <table:table-cell table:style-name="ce6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formula="of:=COM.MICROSOFT.CONCAT(&quot;MQ &quot;; [.A63] - 1)" office:value-type="string" office:string-value="MQ 29" calcext:value-type="string">
            <text:p>MQ 29</text:p>
          </table:table-cell>
          <table:table-cell table:formula="of:=COM.MICROSOFT.CONCAT(&quot;MQM &quot;; [.A63] + 1)" office:value-type="string" office:string-value="MQM 31" calcext:value-type="string">
            <text:p>MQM 31</text:p>
          </table:table-cell>
          <table:table-cell office:value-type="string" calcext:value-type="string">
            <text:p>E13 D0</text:p>
          </table:table-cell>
          <table:table-cell table:formula="of:=[.C62]" office:value-type="string" office:string-value="MQM 30" calcext:value-type="string">
            <text:p>MQM 30</text:p>
          </table:table-cell>
          <table:table-cell office:value-type="string" calcext:value-type="string">
            <text:p>E13 Q0</text:p>
          </table:table-cell>
          <table:table-cell table:formula="of:=COM.MICROSOFT.CONCAT(&quot;MQ &quot;; [.A62] + 0)" office:value-type="string" office:string-value="MQ 30" calcext:value-type="string">
            <text:p>MQ 30</text:p>
          </table:table-cell>
          <table:table-cell table:formula="of:=[.E63]" office:value-type="string" office:string-value="MQM 30" calcext:value-type="string">
            <text:p>MQM 30</text:p>
          </table:table-cell>
          <table:table-cell table:formula="of:=[.E62]" office:value-type="string" office:string-value="MQM 31" calcext:value-type="string">
            <text:p>MQM 31</text:p>
          </table:table-cell>
          <table:table-cell table:style-name="ce9" table:formula="of:=[.E64]" office:value-type="string" office:string-value="MQM 31" calcext:value-type="string">
            <text:p>MQM 31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formula="of:=COM.MICROSOFT.CONCAT(&quot;MQ &quot;; [.A64] + 0)" office:value-type="string" office:string-value="MQ 30" calcext:value-type="string">
            <text:p>MQ 30</text:p>
          </table:table-cell>
          <table:table-cell table:formula="of:=COM.MICROSOFT.CONCAT(&quot;MQM &quot;; [.A64] + 2)" office:value-type="string" office:string-value="MQM 32" calcext:value-type="string">
            <text:p>MQM 32</text:p>
          </table:table-cell>
          <table:table-cell office:value-type="string" calcext:value-type="string">
            <text:p>E13 D1</text:p>
          </table:table-cell>
          <table:table-cell table:formula="of:=[.C63]" office:value-type="string" office:string-value="MQM 31" calcext:value-type="string">
            <text:p>MQM 31</text:p>
          </table:table-cell>
          <table:table-cell office:value-type="string" calcext:value-type="string">
            <text:p>E13 Q1</text:p>
          </table:table-cell>
          <table:table-cell table:formula="of:=COM.MICROSOFT.CONCAT(&quot;MQ &quot;; [.A63] + 1)" office:value-type="string" office:string-value="MQ 31" calcext:value-type="string">
            <text:p>MQ 31</text:p>
          </table:table-cell>
          <table:table-cell table:formula="of:=[.E64]" office:value-type="string" office:string-value="MQM 31" calcext:value-type="string">
            <text:p>MQM 31</text:p>
          </table:table-cell>
          <table:table-cell table:formula="of:=[.E63]" office:value-type="string" office:string-value="MQM 30" calcext:value-type="string">
            <text:p>MQM 30</text:p>
          </table:table-cell>
          <table:table-cell table:style-name="ce9" table:formula="of:=[.E65]" office:value-type="string" office:string-value="MQM 32" calcext:value-type="string">
            <text:p>MQM 32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formula="of:=COM.MICROSOFT.CONCAT(&quot;MQ &quot;; [.A65] + 1)" office:value-type="string" office:string-value="MQ 31" calcext:value-type="string">
            <text:p>MQ 31</text:p>
          </table:table-cell>
          <table:table-cell table:formula="of:=COM.MICROSOFT.CONCAT(&quot;MQM &quot;; [.A65] + 3)" office:value-type="string" office:string-value="MQM 33" calcext:value-type="string">
            <text:p>MQM 33</text:p>
          </table:table-cell>
          <table:table-cell office:value-type="string" calcext:value-type="string">
            <text:p>E13 D2</text:p>
          </table:table-cell>
          <table:table-cell table:formula="of:=[.C64]" office:value-type="string" office:string-value="MQM 32" calcext:value-type="string">
            <text:p>MQM 32</text:p>
          </table:table-cell>
          <table:table-cell office:value-type="string" calcext:value-type="string">
            <text:p>E13 Q2</text:p>
          </table:table-cell>
          <table:table-cell table:formula="of:=COM.MICROSOFT.CONCAT(&quot;MQ &quot;; [.A64] + 2)" office:value-type="string" office:string-value="MQ 32" calcext:value-type="string">
            <text:p>MQ 32</text:p>
          </table:table-cell>
          <table:table-cell table:formula="of:=[.E65]" office:value-type="string" office:string-value="MQM 32" calcext:value-type="string">
            <text:p>MQM 32</text:p>
          </table:table-cell>
          <table:table-cell table:formula="of:=[.E64]" office:value-type="string" office:string-value="MQM 31" calcext:value-type="string">
            <text:p>MQM 31</text:p>
          </table:table-cell>
          <table:table-cell table:style-name="ce9" table:formula="of:=[.E66]" office:value-type="string" office:string-value="MQM 33" calcext:value-type="string">
            <text:p>MQM 33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formula="of:=COM.MICROSOFT.CONCAT(&quot;MQ &quot;; [.A66] + 2)" office:value-type="string" office:string-value="MQ 32" calcext:value-type="string">
            <text:p>MQ 32</text:p>
          </table:table-cell>
          <table:table-cell table:formula="of:=COM.MICROSOFT.CONCAT(&quot;MQM &quot;; [.A66] + 4)" office:value-type="string" office:string-value="MQM 34" calcext:value-type="string">
            <text:p>MQM 34</text:p>
          </table:table-cell>
          <table:table-cell office:value-type="string" calcext:value-type="string">
            <text:p>E13 D3</text:p>
          </table:table-cell>
          <table:table-cell table:formula="of:=[.C65]" office:value-type="string" office:string-value="MQM 33" calcext:value-type="string">
            <text:p>MQM 33</text:p>
          </table:table-cell>
          <table:table-cell office:value-type="string" calcext:value-type="string">
            <text:p>E13 Q3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formula="of:=COM.MICROSOFT.CONCAT(&quot;MQ &quot;; [.A67] + 3)" office:value-type="string" office:string-value="MQ 33" calcext:value-type="string">
            <text:p>MQ 33</text:p>
          </table:table-cell>
          <table:table-cell table:formula="of:=COM.MICROSOFT.CONCAT(&quot;MQM &quot;; [.A67] + 5)" office:value-type="string" office:string-value="MQM 35" calcext:value-type="string">
            <text:p>MQM 35</text:p>
          </table:table-cell>
          <table:table-cell office:value-type="string" calcext:value-type="string">
            <text:p>E13 DR</text:p>
          </table:table-cell>
          <table:table-cell table:formula="of:=[.C66]" office:value-type="string" office:string-value="MQM 34" calcext:value-type="string">
            <text:p>MQM 34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15 DL</text:p>
          </table:table-cell>
          <table:table-cell table:formula="of:=[.C65]" office:value-type="string" office:string-value="MQM 33" calcext:value-type="string">
            <text:p>MQM 33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15 D0</text:p>
          </table:table-cell>
          <table:table-cell table:formula="of:=[.C64]" office:value-type="string" office:string-value="MQM 32" calcext:value-type="string">
            <text:p>MQM 32</text:p>
          </table:table-cell>
          <table:table-cell office:value-type="string" calcext:value-type="string">
            <text:p>E15 Q0</text:p>
          </table:table-cell>
          <table:table-cell table:number-columns-repeated="3" office:value-type="string" calcext:value-type="string">
            <text:p>NC</text:p>
          </table:table-cell>
          <table:table-cell table:style-name="ce9" office:value-type="string" calcext:value-type="string">
            <text:p>NC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15 D1</text:p>
          </table:table-cell>
          <table:table-cell table:formula="of:=[.C65]" office:value-type="string" office:string-value="MQM 33" calcext:value-type="string">
            <text:p>MQM 33</text:p>
          </table:table-cell>
          <table:table-cell office:value-type="string" calcext:value-type="string">
            <text:p>E15 Q1</text:p>
          </table:table-cell>
          <table:table-cell table:formula="of:=COM.MICROSOFT.CONCAT(&quot;MQ &quot;; [.A68] + 3)" office:value-type="string" office:string-value="MQ 33" calcext:value-type="string">
            <text:p>MQ 33</text:p>
          </table:table-cell>
          <table:table-cell table:formula="of:=[.E70]" office:value-type="string" office:string-value="MQM 33" calcext:value-type="string">
            <text:p>MQM 33</text:p>
          </table:table-cell>
          <table:table-cell table:formula="of:=[.E68]" office:value-type="string" office:string-value="MQM 33" calcext:value-type="string">
            <text:p>MQM 33</text:p>
          </table:table-cell>
          <table:table-cell table:style-name="ce9" table:formula="of:=[.E71]" office:value-type="string" office:string-value="MQM 34" calcext:value-type="string">
            <text:p>MQM 34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15 D2</text:p>
          </table:table-cell>
          <table:table-cell table:formula="of:=[.C66]" office:value-type="string" office:string-value="MQM 34" calcext:value-type="string">
            <text:p>MQM 34</text:p>
          </table:table-cell>
          <table:table-cell office:value-type="string" calcext:value-type="string">
            <text:p>E15 Q2</text:p>
          </table:table-cell>
          <table:table-cell table:formula="of:=COM.MICROSOFT.CONCAT(&quot;MQ &quot;; [.A69] + 4)" office:value-type="string" office:string-value="MQ 34" calcext:value-type="string">
            <text:p>MQ 34</text:p>
          </table:table-cell>
          <table:table-cell table:formula="of:=[.E71]" office:value-type="string" office:string-value="MQM 34" calcext:value-type="string">
            <text:p>MQM 34</text:p>
          </table:table-cell>
          <table:table-cell table:formula="of:=[.E69]" office:value-type="string" office:string-value="MQM 32" calcext:value-type="string">
            <text:p>MQM 32</text:p>
          </table:table-cell>
          <table:table-cell table:style-name="ce9" table:formula="of:=[.E72]" office:value-type="string" office:string-value="MQM 35" calcext:value-type="string">
            <text:p>MQM 35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15 D3</text:p>
          </table:table-cell>
          <table:table-cell table:formula="of:=[.C67]" office:value-type="string" office:string-value="MQM 35" calcext:value-type="string">
            <text:p>MQM 35</text:p>
          </table:table-cell>
          <table:table-cell office:value-type="string" calcext:value-type="string">
            <text:p>E15 Q3</text:p>
          </table:table-cell>
          <table:table-cell table:formula="of:=COM.MICROSOFT.CONCAT(&quot;MQ &quot;; [.A70] + 5)" office:value-type="string" office:string-value="MQ 35" calcext:value-type="string">
            <text:p>MQ 35</text:p>
          </table:table-cell>
          <table:table-cell table:formula="of:=[.E72]" office:value-type="string" office:string-value="MQM 35" calcext:value-type="string">
            <text:p>MQM 35</text:p>
          </table:table-cell>
          <table:table-cell table:formula="of:=[.E70]" office:value-type="string" office:string-value="MQM 33" calcext:value-type="string">
            <text:p>MQM 33</text:p>
          </table:table-cell>
          <table:table-cell table:style-name="ce9" table:formula="of:=[.E73]" office:value-type="string" office:string-value="ADX CRY -02" calcext:value-type="string">
            <text:p>ADX CRY -02</text:p>
          </table:table-cell>
          <table:table-cell table:number-columns-repeated="101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table:number-columns-repeated="2"/>
          <table:table-cell table:style-name="ce7" office:value-type="string" calcext:value-type="string">
            <text:p>E15 DR</text:p>
          </table:table-cell>
          <table:table-cell table:style-name="ce7" office:value-type="string" calcext:value-type="string">
            <text:p>ADX CRY -02</text:p>
          </table:table-cell>
          <table:table-cell table:style-name="ce7" table:number-columns-repeated="4"/>
          <table:table-cell table:style-name="ce10"/>
          <table:table-cell table:number-columns-repeated="101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12:40:31.605273012</meta:creation-date>
    <dc:date>2019-11-19T14:09:36.749313739</dc:date>
    <meta:editing-duration>PT1H28M38S</meta:editing-duration>
    <meta:editing-cycles>64</meta:editing-cycles>
    <meta:generator>LibreOffice/6.3.3.2$Linux_X86_64 LibreOffice_project/30$Build-2</meta:generator>
    <meta:document-statistic meta:table-count="1" meta:cell-count="538" meta:object-count="0"/>
  </office:meta>
</office:document-meta>
</file>